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0pt" fo:font-style="italic" style:font-size-asian="20pt" style:font-style-asian="italic" style:font-size-complex="20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0pt" style:font-size-asian="20pt" style:font-size-complex="20pt"/>
    </style:style>
    <style:style style:name="T6" style:family="text">
      <style:text-properties style:text-position="0% 100%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524cm" svg:y="0.762cm">
          <draw:text-box>
            <text:p text:style-name="P1"><text:span text:style-name="T1">Gospel</text:span></text:p>
            <text:p text:style-name="P1"><text:span text:style-name="T2">Matthew 4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13cm" svg:height="6.263cm" svg:x="2.032cm" svg:y="0.762cm">
          <draw:text-box>
            <text:p text:style-name="P4"><text:span text:style-name="T3">1</text:span><text:span text:style-name="T4">Then Jesus was led up by the Spirit into the wilderness to be tempted by the devil. </text:span><text:span text:style-name="T3">2</text:span><text:span text:style-name="T4">And after fasting forty days and forty nights, he was hung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5.696cm" svg:x="1.524cm" svg:y="0.762cm">
          <draw:text-box>
            <text:p text:style-name="P4"><text:span text:style-name="T3">3</text:span><text:span text:style-name="T4">And the tempter came and said to him, “If you are the Son of God, command these stones to become loaves of bread.”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638cm" svg:height="4.76cm" svg:x="1.524cm" svg:y="0.762cm">
          <draw:text-box>
            <text:p><text:span text:style-name="T3">4</text:span><text:span text:style-name="T4">But he answered, “It is written, “‘Man shall not live by bread alone, but by every word that comes from the mouth of God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638cm" svg:height="6.263cm" svg:x="1.524cm" svg:y="0.762cm">
          <draw:text-box>
            <text:p><text:span text:style-name="T3">5</text:span><text:span text:style-name="T4">Then the devil took him to the holy city and set him on the pinnacle of the temple </text:span><text:span text:style-name="T3">6</text:span><text:span text:style-name="T4">and said to him, “If you are the Son of God, throw yourself down, for it is writte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2" draw:layer="layout" svg:width="24.638cm" svg:height="4.76cm" svg:x="1.524cm" svg:y="0.762cm">
          <draw:text-box>
            <text:p><text:span text:style-name="T4">“‘</text:span><text:span text:style-name="T4">He will command his angels concerning you,’ and “‘On their hands they will bear you up, lest you strike your foot against a stone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2" draw:layer="layout" svg:width="24.638cm" svg:height="3.257cm" svg:x="1.524cm" svg:y="0.762cm">
          <draw:text-box>
            <text:p><text:span text:style-name="T3">7</text:span><text:span text:style-name="T4">Jesus said to him, “Again it is written, ‘You shall not put the Lord your God to the test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2" draw:layer="layout" svg:width="24.638cm" svg:height="7.766cm" svg:x="1.524cm" svg:y="0.762cm">
          <draw:text-box>
            <text:p><text:span text:style-name="T3"><text:s/></text:span><text:span text:style-name="T3">8</text:span><text:span text:style-name="T6">Again, the devil took him to a very high mountain and showed him all the kingdoms of the world and their glory. </text:span><text:span text:style-name="T3">9</text:span><text:span text:style-name="T6">And he said to him, “All these I will give you, if you will fall down and worship 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5" draw:text-style-name="P2" draw:layer="layout" svg:width="24.638cm" svg:height="4.76cm" svg:x="1.524cm" svg:y="0.762cm">
          <draw:text-box>
            <text:p><text:span text:style-name="T3">10</text:span><text:span text:style-name="T4">Then Jesus said to him, “Be gone, Satan! For it is written, “‘You shall worship the Lord your God and him only shall you serve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2" draw:layer="layout" svg:width="24.638cm" svg:height="3.81cm" svg:x="1.524cm" svg:y="0.762cm">
          <draw:text-box>
            <text:p><text:span text:style-name="T3">11</text:span><text:span text:style-name="T4">Then the devil left him, and behold, angels came and were ministering to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5:18:49.371000000</meta:creation-date>
    <dc:date>2017-03-02T12:42:16.054000000</dc:date>
    <meta:editing-duration>PT11M17S</meta:editing-duration>
    <meta:editing-cycles>3</meta:editing-cycles>
    <meta:generator>LibreOffice/5.2.5.1$Windows_X86_64 LibreOffice_project/0312e1a284a7d50ca85a365c316c7abbf20a4d22</meta:generator>
    <meta:document-statistic meta:object-count="51"/>
  </office:meta>
</office:document-meta>
</file>